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JETBrains Mono" svg:font-family="'JETBrains Mono', 'Droid Sans Mono', monospace, monospac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oto Sans Devanagari" svg:font-family="'Noto Sans Devanagari'" style:font-family-generic="modern" style:font-pitch="fixed"/>
    <style:font-face style:name="Noto Sans Mono" svg:font-family="'Noto Sans Mono'" style:font-family-generic="modern" style:font-pitch="fixed"/>
    <style:font-face style:name="TeX Gyre Heros" svg:font-family="'TeX Gyre Heros'" style:font-family-generic="swiss" style:font-pitch="variable"/>
  </office:font-face-decls>
  <office:automatic-styles>
    <style:style style:name="P1" style:family="paragraph" style:parent-style-name="Standard">
      <style:text-properties style:font-name="Nimbus Roman" fo:font-weight="normal" style:font-weight-asian="normal" style:font-weight-complex="normal"/>
    </style:style>
    <style:style style:name="P2" style:family="paragraph" style:parent-style-name="Standard">
      <style:text-properties style:font-name="Nimbus Roman" fo:font-weight="normal" officeooo:paragraph-rsid="000cd490" style:font-weight-asian="normal" style:font-weight-complex="normal"/>
    </style:style>
    <style:style style:name="P3" style:family="paragraph" style:parent-style-name="Standard">
      <style:text-properties style:font-name="Nimbus Roman" fo:font-weight="normal" officeooo:rsid="00100b33" officeooo:paragraph-rsid="00100b33" style:font-weight-asian="normal" style:font-weight-complex="normal"/>
    </style:style>
    <style:style style:name="P4" style:family="paragraph" style:parent-style-name="Standard">
      <style:text-properties officeooo:paragraph-rsid="000e6788"/>
    </style:style>
    <style:style style:name="P5" style:family="paragraph" style:parent-style-name="Text_20_body">
      <style:text-properties officeooo:rsid="00130e03" officeooo:paragraph-rsid="00130e03"/>
    </style:style>
    <style:style style:name="P6" style:family="paragraph" style:parent-style-name="Text_20_body">
      <style:text-properties officeooo:rsid="00135913" officeooo:paragraph-rsid="00135913"/>
    </style:style>
    <style:style style:name="T1" style:family="text">
      <style:text-properties officeooo:rsid="000cd490"/>
    </style:style>
    <style:style style:name="T2" style:family="text">
      <style:text-properties style:font-name="Nimbus Roman" fo:font-weight="normal" style:font-weight-asian="normal" style:font-weight-complex="normal"/>
    </style:style>
    <style:style style:name="T3" style:family="text">
      <style:text-properties style:font-name="Nimbus Roman" fo:font-weight="normal" officeooo:rsid="000e6788" style:font-weight-asian="normal" style:font-weight-complex="normal"/>
    </style:style>
    <style:style style:name="T4" style:family="text">
      <style:text-properties style:font-name="Nimbus Roman" fo:font-weight="normal" officeooo:rsid="0011bb95" style:font-weight-asian="normal" style:font-weight-complex="normal"/>
    </style:style>
    <style:style style:name="T5" style:family="text">
      <style:text-properties officeooo:rsid="000e6788"/>
    </style:style>
    <style:style style:name="T6" style:family="text">
      <style:text-properties officeooo:rsid="000f1b40"/>
    </style:style>
    <style:style style:name="T7" style:family="text">
      <style:text-properties officeooo:rsid="00100b33"/>
    </style:style>
    <style:style style:name="T8" style:family="text">
      <style:text-properties officeooo:rsid="00130e03"/>
    </style:style>
    <style:style style:name="T9" style:family="text">
      <style:text-properties officeooo:rsid="00142537"/>
    </style:style>
    <style:style style:name="T10" style:family="text">
      <style:text-properties officeooo:rsid="00158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ternMap = {</text:p>
      <text:p text:style-name="P1"><text:s text:c="8"/>'#': r'\d',</text:p>
      <text:p text:style-name="P1"><text:s text:c="8"/>'$': r'[a-zA-Z]',</text:p>
      <text:p text:style-name="P1"><text:s text:c="8"/>'&amp;': r'\w',</text:p>
      <text:p text:style-name="P1"><text:s text:c="8"/>'|': r'|',</text:p>
      <text:p text:style-name="P1"><text:s text:c="8"/>'*': r'*',</text:p>
      <text:p text:style-name="P2"><text:s text:c="8"/>'.': r'\.',</text:p>
      <text:p text:style-name="P2">}</text:p>
      <text:p text:style-name="P1">regex = ''.join([patternMap.get(ch, ch) for ch in pattern])</text:p>
      <text:p text:style-name="P1">return bool(re.fullmatch(regex, string))</text:p>
      <text:p text:style-name="P1"/>
      <text:p text:style-name="P4"><text:span text:style-name="T3">Podle patternMap se poskládá regulární výraz odpovídající argumentu pattern. </text:span><text:span text:style-name="T4">K definování <text:line-break/>a zkompilování výrazu se používá knihovna re, ušetří to spoustu práce. </text:span><text:span text:style-name="T3">Například pattern '&amp;&amp;*@&amp;&amp;*.$$$*' bude v regexu \w\w*@\w\w*\.[a-zA-Z][a-zA-Z][a-zA-Z]*, to následně projde funkcí re.fullmatch(), která </text:span>porovná řetěze<text:span text:style-name="T5">c</text:span> s regulárním výrazem. Pokud se řetězec shoduje s regulárním výrazem, vrátí se objekt <text:span text:style-name="T5">Match</text:span>, jinak se vrátí <text:span text:style-name="T5">None, proto je nakonci přetypování na bool, </text:span><text:span text:style-name="T7">tím pádem </text:span><text:span text:style-name="T6">vrátí True, False</text:span>.</text:p>
      <text:p text:style-name="P1"/>
      <text:p text:style-name="P1">isValid('test@example.com', '&amp;&amp;*@&amp;&amp;*.$$$*')</text:p>
      <text:p text:style-name="P1">isValid('test@example', '&amp;&amp;*@&amp;<text:span text:style-name="T5">&amp;</text:span>*.$$$*')</text:p>
      <text:p text:style-name="P1"><text:span text:style-name="T1">i</text:span>sValid('1234567890', '#########')</text:p>
      <text:p text:style-name="Standard"><text:span text:style-name="T2">isValid('123456789', '#########')</text:span></text:p>
      <text:p text:style-name="P2"/>
      <text:p text:style-name="P3">První volaní a čtvrté volání vrátí True, jelikož znaky jsou shodné s regulárním výrazem poskládaným ze vzoru. Druhé a třetí volání vrací samozřejmě False, protože ve druhém chybí tečka, která je podle vzoru vyžadována a ve třetím je více znaků než vzor definuje.</text:p>
      <text:p text:style-name="P3"/>
      <text:p text:style-name="Text_20_body"><text:span text:style-name="T8">Regulární výrazy se používájí k</text:span> ověř<text:span text:style-name="T8">ová</text:span>ní <text:span text:style-name="T8">ve formulářích</text:span>, <text:span text:style-name="T8">zda-li jsou zadané hodnoty platné, např. <text:line-break/>e-mailová adresa nebo telefonní číslo. Také by se dali použít pro ověření formátu URL.</text:span></text:p>
      <text:p text:style-name="P6">Není je úplně vhodné použít pro vyhledávání slov v textu, od toho jsou zde funkce pro práci s textem.</text:p>
      <text:p text:style-name="P5">Výrazy jsem použil k validaci e-mailové adresy, ještě když jsem před lety zkoušel udělat HTML formulář a v PHP jsem to pak ověřoval. <text:span text:style-name="T9">A taky v C# </text:span><text:span text:style-name="T10">jsem něco dělal s mezerama</text:span><text:span text:style-name="T9">, ale to už je taky pár le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JETBrains Mono" svg:font-family="'JETBrains Mono', 'Droid Sans Mono', monospace, monospac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oto Sans Devanagari" svg:font-family="'Noto Sans Devanagari'" style:font-family-generic="modern" style:font-pitch="fixed"/>
    <style:font-face style:name="Noto Sans Mono" svg:font-family="'Noto Sans Mono'" style:font-family-generic="modern" style:font-pitch="fixed"/>
    <style:font-face style:name="TeX Gyre Heros" svg:font-family="'TeX Gyre Hero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12pt" fo:language="cs" fo:country="CZ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1" fo:font-size="12pt" fo:language="cs" fo:country="CZ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Droid Sans Fallback" style:font-family-asian="'Droid Sans Fallback'" style:font-family-generic-asian="modern" style:font-pitch-asian="fixed" style:font-name-complex="Noto Sans Devanagari" style:font-family-complex="'Noto Sans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08:31:53.740883876</meta:creation-date>
    <dc:date>2022-12-17T09:33:29.098950281</dc:date>
    <meta:editing-duration>PT1H1M30S</meta:editing-duration>
    <meta:editing-cycles>10</meta:editing-cycles>
    <meta:generator>LibreOffice/7.4.3.2$Linux_X86_64 LibreOffice_project/40$Build-2</meta:generator>
    <meta:document-statistic meta:table-count="0" meta:image-count="0" meta:object-count="0" meta:page-count="1" meta:paragraph-count="19" meta:word-count="230" meta:character-count="1621" meta:non-whitespace-character-count="1360"/>
  </office:meta>
</office:document-meta>
</file>